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401cm" table:align="margins" fo:keep-with-next="auto" style:may-break-between-rows="true"/>
    </style:style>
    <style:style style:name="listeRentes.A" style:family="table-column">
      <style:table-column-properties style:column-width="5.191cm" style:rel-column-width="19551*"/>
    </style:style>
    <style:style style:name="listeRentes.B" style:family="table-column">
      <style:table-column-properties style:column-width="8.915cm" style:rel-column-width="33573*"/>
    </style:style>
    <style:style style:name="listeRentes.C" style:family="table-column">
      <style:table-column-properties style:column-width="1.062cm" style:rel-column-width="3998*"/>
    </style:style>
    <style:style style:name="listeRentes.D" style:family="table-column">
      <style:table-column-properties style:column-width="2.233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401cm" table:align="margins" fo:keep-with-next="always" style:may-break-between-rows="false"/>
    </style:style>
    <style:style style:name="versement.A" style:family="table-column">
      <style:table-column-properties style:column-width="2.247cm" style:rel-column-width="8466*"/>
    </style:style>
    <style:style style:name="versement.B" style:family="table-column">
      <style:table-column-properties style:column-width="7.394cm" style:rel-column-width="27847*"/>
    </style:style>
    <style:style style:name="versement.C" style:family="table-column">
      <style:table-column-properties style:column-width="7.759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403cm" fo:margin-left="0cm" fo:margin-right="-0.002cm" table:align="margins"/>
    </style:style>
    <style:style style:name="titulaire.A" style:family="table-column">
      <style:table-column-properties style:column-width="2.242cm" style:rel-column-width="8445*"/>
    </style:style>
    <style:style style:name="titulaire.B" style:family="table-column">
      <style:table-column-properties style:column-width="7.391cm" style:rel-column-width="27830*"/>
    </style:style>
    <style:style style:name="titulaire.C" style:family="table-column">
      <style:table-column-properties style:column-width="7.77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4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4.141cm" style:rel-column-width="53210*"/>
    </style:style>
    <style:style style:name="baseCalcul.B" style:family="table-column">
      <style:table-column-properties style:column-width="1.064cm" style:rel-column-width="4001*"/>
    </style:style>
    <style:style style:name="baseCalcul.C" style:family="table-column">
      <style:table-column-properties style:column-width="2.212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401cm" table:align="margins" fo:keep-with-next="always" style:may-break-between-rows="false"/>
    </style:style>
    <style:style style:name="decompte.A" style:family="table-column">
      <style:table-column-properties style:column-width="8.421cm" style:rel-column-width="31716*"/>
    </style:style>
    <style:style style:name="decompte.B" style:family="table-column">
      <style:table-column-properties style:column-width="2.547cm" style:rel-column-width="9595*"/>
    </style:style>
    <style:style style:name="decompte.C" style:family="table-column">
      <style:table-column-properties style:column-width="0.217cm" style:rel-column-width="816*"/>
    </style:style>
    <style:style style:name="decompte.D" style:family="table-column">
      <style:table-column-properties style:column-width="1.002cm" style:rel-column-width="3774*"/>
    </style:style>
    <style:style style:name="decompte.E" style:family="table-column">
      <style:table-column-properties style:column-width="1.706cm" style:rel-column-width="6426*"/>
    </style:style>
    <style:style style:name="decompte.H" style:family="table-column">
      <style:table-column-properties style:column-width="2.288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401cm" table:align="margins" fo:keep-with-next="always"/>
    </style:style>
    <style:style style:name="Table1.A" style:family="table-column">
      <style:table-column-properties style:column-width="7.177cm" style:rel-column-width="27031*"/>
    </style:style>
    <style:style style:name="Table1.B" style:family="table-column">
      <style:table-column-properties style:column-width="10.224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401cm" table:align="margins" fo:keep-with-next="always" style:may-break-between-rows="false"/>
    </style:style>
    <style:style style:name="annexesCopies.A" style:family="table-column">
      <style:table-column-properties style:column-width="1.734cm" style:rel-column-width="6528*"/>
    </style:style>
    <style:style style:name="annexesCopies.B" style:family="table-column">
      <style:table-column-properties style:column-width="0.379cm" style:rel-column-width="1428*"/>
    </style:style>
    <style:style style:name="annexesCopies.C" style:family="table-column">
      <style:table-column-properties style:column-width="15.288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Helvetica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Helvetica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Helvetica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background-color="transparent" fo:keep-with-next="always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P23" style:family="paragraph" style:parent-style-name="Standard">
      <style:paragraph-properties fo:text-align="end" style:justify-single-word="false" fo:keep-together="always" fo:keep-with-next="always"/>
      <style:text-properties style:font-name="Helvetica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Helvetica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Helvetica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5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Helvetica" fo:font-size="11pt" style:font-size-asian="11pt" style:font-size-complex="11pt"/>
    </style:style>
    <style:style style:name="P36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37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Helvetica" fo:font-size="11pt" style:font-size-asian="11pt" style:font-size-complex="11pt"/>
    </style:style>
    <style:style style:name="P43" style:family="paragraph" style:parent-style-name="Standard">
      <style:paragraph-properties fo:text-align="justify" style:justify-single-word="false" fo:keep-together="always" fo:background-color="transparent" fo:keep-with-next="always" style:join-border="false"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 fo:keep-together="always" fo:background-color="transparent" fo:keep-with-next="always" style:join-border="false">
        <style:background-image/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46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47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50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2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3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Helvetica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%#include enTetesDecision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5"><text:span text:style-name="T2">%{HEADER_ROWS:0}%</text:span>%{enTeteRA}%#4#%=texteDebutRentes=%</text:p>
          </table:table-cell>
          <table:table-cell table:style-name="listeRentes.A1" office:value-type="string">
            <text:p text:style-name="P45"/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5">%{ligneRemarque}%#4#%=valeurRemarque=%</text:p>
          </table:table-cell>
          <table:table-cell table:style-name="listeRentes.A1" office:value-type="string">
            <text:p text:style-name="P45"/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5">%{ligneDonnees}%%=nssAssure=%</text:p>
          </table:table-cell>
          <table:table-cell table:style-name="listeRentes.A1" office:value-type="string">
            <text:p text:style-name="P45">%{ligneDonnees}%%=detailAssure=%</text:p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5">%{ligneGenreRente}%%=dateNaissance=%</text:p>
          </table:table-cell>
          <table:table-cell table:style-name="listeRentes.A1" office:value-type="string">
            <text:p text:style-name="P45">%{ligneGenreRente}%%=genreRente=%</text:p>
          </table:table-cell>
          <table:table-cell table:style-name="listeRentes.A1" office:value-type="string">
            <text:p text:style-name="P45">%=CHF=%</text:p>
          </table:table-cell>
          <table:table-cell table:style-name="listeRentes.A1" office:value-type="string">
            <text:p text:style-name="P46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5">%{ligneTotal}%%=VIDE=%</text:p>
          </table:table-cell>
          <table:table-cell table:style-name="listeRentes.A1" office:value-type="string">
            <text:p text:style-name="P45">%{ligneTotal}%%=TEXTE_TOTAL=%</text:p>
          </table:table-cell>
          <table:table-cell table:style-name="listeRentes.C5" office:value-type="string">
            <text:p text:style-name="P45">%=CHF=%</text:p>
          </table:table-cell>
          <table:table-cell table:style-name="listeRentes.C5" office:value-type="string">
            <text:p text:style-name="P46">%{ligneTotal}%%=montantTotal=%</text:p>
          </table:table-cell>
        </table:table-row>
      </table:table>
      <text:p text:style-name="P13"/>
      <text:p text:style-name="P18">%=remLineWhenBlank(TITRE_VERSEMENT, 1)=%</text:p>
      <text:p text:style-name="P40"/>
      <text:p text:style-name="P40">%=remLineWhenBlank(TEXTE_VERSEMENT, 1)=%</text:p>
      <text:p text:style-name="P40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2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2">%{par}%%=caisseAdr=%</text:p>
          </table:table-cell>
          <table:table-cell table:style-name="versement.A1" office:value-type="string">
            <text:p text:style-name="P42"/>
            <text:p text:style-name="P42"/>
          </table:table-cell>
        </table:table-row>
        <table:table-row table:style-name="versement.1">
          <table:table-cell table:style-name="versement.A1" office:value-type="string">
            <text:p text:style-name="P42">%{a}%%=TEXTE_A=%</text:p>
          </table:table-cell>
          <table:table-cell table:style-name="versement.A1" office:value-type="string">
            <text:p text:style-name="P42">%{a}%%=nomBanque=%</text:p>
          </table:table-cell>
          <table:table-cell table:style-name="versement.A1" office:value-type="string">
            <text:p text:style-name="P42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9">%{HEADER_ROWS:0}%<text:span text:style-name="T9">%{RM_IF_NO_DATA:true}</text:span>%%{tit}%</text:p>
          </table:table-cell>
          <table:table-cell table:style-name="titulaire.A1" office:value-type="string">
            <text:p text:style-name="P42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2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5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4734584" text:style-name="L1">
              <text:list-item>
                <text:p text:style-name="P53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2">%=CHF=%</text:p>
          </table:table-cell>
          <table:table-cell table:style-name="baseCalcul.A1" office:value-type="string">
            <text:p text:style-name="P34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6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7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30">%{lignePeriode}%%=nbMois=%</text:p>
          </table:table-cell>
          <table:table-cell table:style-name="decompte.A1" office:value-type="string">
            <text:p text:style-name="P47"/>
          </table:table-cell>
          <table:table-cell table:style-name="decompte.A1" office:value-type="string">
            <text:p text:style-name="P38">%{lignePeriode}%%=CHF=%</text:p>
          </table:table-cell>
          <table:table-cell table:style-name="decompte.A1" office:value-type="string">
            <text:p text:style-name="P48">%{lignePeriode}%%=montantMensuel=%</text:p>
          </table:table-cell>
          <table:table-cell table:style-name="decompte.A1" office:value-type="string">
            <text:p text:style-name="P38"/>
          </table:table-cell>
          <table:table-cell table:style-name="decompte.A1" office:value-type="string">
            <text:p text:style-name="P38">%=CHF=%</text:p>
          </table:table-cell>
          <table:table-cell table:style-name="decompte.A1" office:value-type="string">
            <text:p text:style-name="P38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3">%{lignePreTotal}%#2#%=TEXTE_TOTAL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G2" office:value-type="string">
            <text:p text:style-name="P35">%=CHF=%</text:p>
          </table:table-cell>
          <table:table-cell table:style-name="decompte.G2" office:value-type="string">
            <text:p text:style-name="P35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3">%{ligneVide}%#4#%=VIDE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5"/>
          </table:table-cell>
        </table:table-row>
        <table:table-row table:style-name="decompte.1">
          <table:table-cell table:style-name="decompte.A1" office:value-type="string">
            <text:p text:style-name="P33">%{ligneSupp}%#2#%=detailDiminution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>%=CHF=%</text:p>
          </table:table-cell>
          <table:table-cell table:style-name="decompte.A1" office:value-type="string">
            <text:p text:style-name="P35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9"><text:span text:style-name="T1">%{ligneTotalFinal}%#2#</text:span>%=TEXTE_TOT_FINAL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G5" office:value-type="string">
            <text:p text:style-name="P35">%=CHF=%</text:p>
          </table:table-cell>
          <table:table-cell table:style-name="decompte.G5" office:value-type="string">
            <text:p text:style-name="P31">%{ligneTotalFinal}%%=montantTotalFinal=%</text:p>
          </table:table-cell>
        </table:table-row>
      </table:table>
      <text:p text:style-name="P20"/>
      <text:p text:style-name="P21">%=remLineWhenBlank(TITRE_REMARQUE,1)=%</text:p>
      <text:p text:style-name="P43"/>
      <text:p text:style-name="P44">%=remLineWhenBlank(TEXTE_REMARQUE_1,1)=%%=EMPTY=%<text:span text:style-name="T10">%=TEXTE_REMARQUE_4_INDICE=%</text:span> %=TEXTE_REMARQUE_3=%<text:span text:style-name="T10">%=TEXTE_REMARQUE_4_INDICE=%</text:span> %=TEXTE_REMARQUE_5=%</text:p>
      <text:p text:style-name="P43"/>
      <text:p text:style-name="P44">%=remLineWhenBlank(TEXTE_REMARQUE,1)=%</text:p>
      <text:p text:style-name="P43"/>
      <text:p text:style-name="P16">%=remLineWhenBlank(TITRE_INFORMATION,1)=%</text:p>
      <text:p text:style-name="P27"/>
      <text:p text:style-name="P26">%=remLineWhenBlank(TEXTE_INFORMATION,1)=%</text:p>
      <text:p text:style-name="P11"/>
      <text:p text:style-name="P16">%=remLineWhenBlank(TITRE_OBLIGATION_PAYER_COTISATIONS,1)=%</text:p>
      <text:p text:style-name="P27"/>
      <text:p text:style-name="P26">%=remLineWhenBlank(TEXTE_OBLIGATION_PAYER_COTISATIONS,1)=%</text:p>
      <text:p text:style-name="P11"/>
      <text:p text:style-name="P16">%=remLineWhenBlank(TITRE_MOYENS_DROIT,1)=%</text:p>
      <text:p text:style-name="P27"/>
      <text:p text:style-name="P26">%=remLineWhenBlank(TEXTE_MOYENS_DROIT,1)=%</text:p>
      <text:p text:style-name="P12"/>
      <text:p text:style-name="P16">%=remLineWhenBlank(TITRE_OBLIGATION_RENSEIGNER,1)=%</text:p>
      <text:p text:style-name="P26"/>
      <text:p text:style-name="P26">%=remLineWhenBlank(TEXTE_DEBUT_OBLIGATION_RENSEIGNER,1)=%</text:p>
      <text:p text:style-name="P11"/>
      <text:list xml:id="list34729363" text:style-name="L2">
        <text:list-item>
          <text:p text:style-name="P50">%=remLineWhenBlank(OBLIGATION_PAYER_1)=%</text:p>
        </text:list-item>
        <text:list-item>
          <text:p text:style-name="P50">%=remLineWhenBlank(OBLIGATION_PAYER_2)=%</text:p>
        </text:list-item>
        <text:list-item>
          <text:p text:style-name="P50">%=remLineWhenBlank(OBLIGATION_PAYER_3)=%</text:p>
        </text:list-item>
        <text:list-item>
          <text:p text:style-name="P50">%=remLineWhenBlank(OBLIGATION_PAYER_4)=%</text:p>
        </text:list-item>
        <text:list-item>
          <text:p text:style-name="P50">%=remLineWhenBlank(OBLIGATION_PAYER_5)=%</text:p>
        </text:list-item>
        <text:list-item>
          <text:p text:style-name="P51">%=remLineWhenBlank(OBLIGATION_PAYER_6)=%</text:p>
        </text:list-item>
        <text:list-item>
          <text:p text:style-name="P52"><text:soft-page-break/>%=remLineWhenBlank(OBLIGATION_PAYER_7,1)=%</text:p>
        </text:list-item>
      </text:list>
      <text:p text:style-name="P26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8">%=TEXTE_SIGNATURE=%</text:p>
            <text:p text:style-name="P9">%=remLineWhenBlank(AVIS_VAL_SANS_SIGN)=%</text:p>
          </table:table-cell>
        </table:table-row>
      </table:table>
      <text:p text:style-name="P24">%=pushToEnd()=%</text:p>
      <text:p text:style-name="P6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3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3">:</text:p>
          </table:table-cell>
          <table:table-cell table:style-name="annexesCopies.A1" office:value-type="string">
            <text:p text:style-name="P33">%=VALEUR_ANNEXE_COPIE=%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Helvetica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Helvetica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1.7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91cm" fo:margin-bottom="0.67cm" fo:margin-left="1.7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7-06-08T14:53:50.36</dc:date>
    <meta:printed-by>Hervé Périat</meta:printed-by>
    <meta:print-date>2008-10-01T15:11:18</meta:print-date>
    <dc:language>en-US</dc:language>
    <meta:editing-cycles>242</meta:editing-cycles>
    <meta:editing-duration>P1DT3H27M55S</meta:editing-duration>
    <meta:document-statistic meta:table-count="7" meta:image-count="0" meta:object-count="0" meta:page-count="3" meta:paragraph-count="77" meta:word-count="98" meta:character-count="2669"/>
    <meta:user-defined meta:name="Info 1"/>
    <meta:user-defined meta:name="Info 2"/>
    <meta:user-defined meta:name="Info 3"/>
    <meta:user-defined meta:name="Info 4"/>
  </office:meta>
</office:document-meta>
</file>